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4f521"/>
    </style:style>
    <style:style style:name="P2" style:family="paragraph" style:parent-style-name="Standard" style:list-style-name="L1">
      <style:text-properties officeooo:rsid="00110e25" officeooo:paragraph-rsid="00110e25"/>
    </style:style>
    <style:style style:name="P3" style:family="paragraph" style:parent-style-name="Standard">
      <style:text-properties officeooo:rsid="00110e25" officeooo:paragraph-rsid="00110e25"/>
    </style:style>
    <style:style style:name="P4" style:family="paragraph" style:parent-style-name="Standard" style:list-style-name="L1">
      <style:text-properties officeooo:rsid="00110e25" officeooo:paragraph-rsid="00110e25" fo:background-color="#ef413d"/>
    </style:style>
    <style:style style:name="P5" style:family="paragraph" style:parent-style-name="Standard" style:list-style-name="L1">
      <style:text-properties officeooo:rsid="0011f000" officeooo:paragraph-rsid="0011f000" fo:background-color="#ef413d"/>
    </style:style>
    <style:style style:name="P6" style:family="paragraph" style:parent-style-name="Standard" style:list-style-name="L1">
      <style:text-properties officeooo:rsid="0012d45b" officeooo:paragraph-rsid="0012d45b" fo:background-color="#ef413d"/>
    </style:style>
    <style:style style:name="P7" style:family="paragraph" style:parent-style-name="Standard" style:list-style-name="L1">
      <style:text-properties officeooo:rsid="00146ede" officeooo:paragraph-rsid="00146ede" fo:background-color="#ef413d"/>
    </style:style>
    <style:style style:name="P8" style:family="paragraph" style:parent-style-name="Standard" style:list-style-name="L1">
      <style:text-properties officeooo:rsid="001e7344" officeooo:paragraph-rsid="001e7344" fo:background-color="#ef413d"/>
    </style:style>
    <style:style style:name="P9" style:family="paragraph" style:parent-style-name="Standard" style:list-style-name="L1">
      <style:text-properties officeooo:rsid="001ac38a" officeooo:paragraph-rsid="001ac38a" fo:background-color="#ef413d"/>
    </style:style>
    <style:style style:name="P10" style:family="paragraph" style:parent-style-name="Standard" style:list-style-name="L1">
      <style:text-properties officeooo:rsid="0011f000" officeooo:paragraph-rsid="0011f000"/>
    </style:style>
    <style:style style:name="P11" style:family="paragraph" style:parent-style-name="Standard" style:list-style-name="L1">
      <style:text-properties officeooo:rsid="0012d45b" officeooo:paragraph-rsid="0012d45b" fo:background-color="transparent"/>
    </style:style>
    <style:style style:name="P12" style:family="paragraph" style:parent-style-name="Standard" style:list-style-name="L1">
      <style:text-properties officeooo:rsid="0015b31a" officeooo:paragraph-rsid="0015b31a" fo:background-color="transparent"/>
    </style:style>
    <style:style style:name="P13" style:family="paragraph" style:parent-style-name="Standard" style:list-style-name="L1">
      <style:text-properties officeooo:rsid="00177850" officeooo:paragraph-rsid="00177850" fo:background-color="transparent"/>
    </style:style>
    <style:style style:name="P14" style:family="paragraph" style:parent-style-name="Standard" style:list-style-name="L1">
      <style:text-properties officeooo:rsid="00188c4a" officeooo:paragraph-rsid="00188c4a" fo:background-color="transparent"/>
    </style:style>
    <style:style style:name="P15" style:family="paragraph" style:parent-style-name="Standard" style:list-style-name="L1">
      <style:text-properties officeooo:rsid="00191316" officeooo:paragraph-rsid="00191316" fo:background-color="transparent"/>
    </style:style>
    <style:style style:name="P16" style:family="paragraph" style:parent-style-name="Standard" style:list-style-name="L1">
      <style:text-properties officeooo:rsid="001ac38a" officeooo:paragraph-rsid="001ac38a" fo:background-color="transparent"/>
    </style:style>
    <style:style style:name="P17" style:family="paragraph" style:parent-style-name="Standard" style:list-style-name="L1">
      <style:text-properties officeooo:rsid="001c8f85" officeooo:paragraph-rsid="001c8f85" fo:background-color="transparent"/>
    </style:style>
    <style:style style:name="P18" style:family="paragraph" style:parent-style-name="Standard" style:list-style-name="L1">
      <style:text-properties officeooo:rsid="001db6f3" officeooo:paragraph-rsid="001db6f3" fo:background-color="transparent"/>
    </style:style>
    <style:style style:name="P19" style:family="paragraph" style:parent-style-name="Standard" style:list-style-name="L1">
      <style:text-properties officeooo:rsid="001e0525" officeooo:paragraph-rsid="001e0525" fo:background-color="transparent"/>
    </style:style>
    <style:style style:name="P20" style:family="paragraph" style:parent-style-name="Standard" style:list-style-name="L1">
      <style:text-properties officeooo:rsid="0012d45b" officeooo:paragraph-rsid="0012d45b"/>
    </style:style>
    <style:style style:name="P21" style:family="paragraph" style:parent-style-name="Standard" style:list-style-name="L1">
      <style:text-properties officeooo:rsid="001315b7" officeooo:paragraph-rsid="001315b7"/>
    </style:style>
    <style:style style:name="P22" style:family="paragraph" style:parent-style-name="Standard" style:list-style-name="L1">
      <style:text-properties officeooo:rsid="00146ede" officeooo:paragraph-rsid="00146ede"/>
    </style:style>
    <style:style style:name="P23" style:family="paragraph" style:parent-style-name="Standard" style:list-style-name="L1">
      <style:text-properties officeooo:rsid="0014f521" officeooo:paragraph-rsid="0014f521"/>
    </style:style>
    <style:style style:name="P24" style:family="paragraph" style:parent-style-name="Standard">
      <style:text-properties officeooo:rsid="0014f521" officeooo:paragraph-rsid="0014f521"/>
    </style:style>
    <style:style style:name="P25" style:family="paragraph" style:parent-style-name="Standard">
      <style:text-properties officeooo:paragraph-rsid="00110e25"/>
    </style:style>
    <style:style style:name="T1" style:family="text">
      <style:text-properties officeooo:rsid="0014f521"/>
    </style:style>
    <style:style style:name="T2" style:family="text">
      <style:text-properties fo:background-color="#ef413d" loext:char-shading-value="0"/>
    </style:style>
    <style:style style:name="T3" style:family="text">
      <style:text-properties officeooo:rsid="0014f521" fo:background-color="#ef413d" loext:char-shading-value="0"/>
    </style:style>
    <style:style style:name="T4" style:family="text">
      <style:text-properties officeooo:rsid="0021c0d8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6" style:family="text">
      <style:text-properties officeooo:rsid="00110e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22518982" text:style-name="L1">
        <text:list-item>
          <text:p text:style-name="P2">A</text:p>
        </text:list-item>
        <text:list-item>
          <text:p text:style-name="P2">D</text:p>
        </text:list-item>
        <text:list-item>
          <text:p text:style-name="P4">B</text:p>
        </text:list-item>
        <text:list-item>
          <text:p text:style-name="P5">D</text:p>
        </text:list-item>
        <text:list-item>
          <text:p text:style-name="P10">C</text:p>
        </text:list-item>
        <text:list-item>
          <text:p text:style-name="P11">C</text:p>
        </text:list-item>
        <text:list-item>
          <text:p text:style-name="P6">A</text:p>
        </text:list-item>
        <text:list-item>
          <text:p text:style-name="P6">D</text:p>
        </text:list-item>
        <text:list-item>
          <text:p text:style-name="P20">B</text:p>
        </text:list-item>
        <text:list-item>
          <text:p text:style-name="P21">A</text:p>
        </text:list-item>
        <text:list-item>
          <text:p text:style-name="P7">D</text:p>
        </text:list-item>
        <text:list-item>
          <text:p text:style-name="P7">A</text:p>
        </text:list-item>
        <text:list-item>
          <text:p text:style-name="P22">B</text:p>
        </text:list-item>
        <text:list-item>
          <text:p text:style-name="P23">C</text:p>
        </text:list-item>
        <text:list-item>
          <text:p text:style-name="P1"><text:span text:style-name="T3">A</text:span><text:span text:style-name="T1">,A,A,</text:span><text:span text:style-name="T3">A</text:span></text:p>
        </text:list-item>
        <text:list-item>
          <text:p text:style-name="P12"><text:span text:style-name="T1">N,</text:span>N,N,A</text:p>
        </text:list-item>
        <text:list-item>
          <text:p text:style-name="P13">B,D,C,A,E</text:p>
        </text:list-item>
        <text:list-item>
          <text:p text:style-name="P14">A,A,N,N</text:p>
        </text:list-item>
        <text:list-item>
          <text:p text:style-name="P15">N,N,N,<text:span text:style-name="T2">N</text:span></text:p>
        </text:list-item>
        <text:list-item>
          <text:p text:style-name="P15">C</text:p>
        </text:list-item>
        <text:list-item>
          <text:p text:style-name="P15">D</text:p>
        </text:list-item>
        <text:list-item>
          <text:p text:style-name="P16">C</text:p>
        </text:list-item>
        <text:list-item>
          <text:p text:style-name="P16">B</text:p>
        </text:list-item>
        <text:list-item>
          <text:p text:style-name="P16">A</text:p>
        </text:list-item>
        <text:list-item>
          <text:p text:style-name="P9">C</text:p>
        </text:list-item>
        <text:list-item>
          <text:p text:style-name="P16">D</text:p>
        </text:list-item>
        <text:list-item>
          <text:p text:style-name="P17">B</text:p>
        </text:list-item>
        <text:list-item>
          <text:p text:style-name="P18">A</text:p>
        </text:list-item>
        <text:list-item>
          <text:p text:style-name="P19">B</text:p>
        </text:list-item>
        <text:list-item>
          <text:p text:style-name="P19">D</text:p>
        </text:list-item>
        <text:list-item>
          <text:p text:style-name="P19">C</text:p>
        </text:list-item>
        <text:list-item>
          <text:p text:style-name="P8">C</text:p>
        </text:list-item>
      </text:list>
      <text:p text:style-name="P24"><text:tab/></text:p>
      <text:p text:style-name="P3"/>
      <text:p text:style-name="P25"><text:span text:style-name="T6"><text:tab/>2+2+2+2+2+2+2+2+1+3+3+3+2+2+2+2+2+2+2+2+2+2+2+2=50/69=</text:span><text:span text:style-name="T5">72.464%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8:31:50.858000000</meta:creation-date>
    <dc:date>2019-02-05T19:37:10.879000000</dc:date>
    <meta:editing-duration>PT55M2S</meta:editing-duration>
    <meta:editing-cycles>18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34" meta:word-count="65" meta:character-count="215" meta:non-whitespace-character-count="212"/>
  </office:meta>
</office:document-meta>
</file>